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62b" officeooo:paragraph-rsid="000fa62b"/>
    </style:style>
    <style:style style:name="P2" style:family="paragraph" style:parent-style-name="Standard">
      <style:text-properties officeooo:rsid="0010e4f8" officeooo:paragraph-rsid="0010e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PEC</text:p>
      <text:p text:style-name="P1"/>
      <text:p text:style-name="P1">Tests</text:p>
      <text:p text:style-name="P1"/>
      <text:p text:style-name="P2">Class tests</text:p>
      <text:p text:style-name="P2"/>
      <text:p text:style-name="P2">Module tests</text:p>
      <text:p text:style-name="P1"/>
      <text:p text:style-name="P1">Unit Tests</text:p>
      <text:p text:style-name="P1"/>
      <text:p text:style-name="P1">Testign with Rails</text:p>
      <text:p text:style-name="P1"/>
      <text:p text:style-name="P1">Useful commands</text:p>
      <text:p text:style-name="P1">rspec --in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2:08:28.690649134</meta:creation-date>
    <meta:generator>LibreOffice/6.4.5.2$Linux_X86_64 LibreOffice_project/40$Build-2</meta:generator>
    <dc:date>2020-09-15T21:15:49.984398506</dc:date>
    <meta:editing-duration>PT1M1S</meta:editing-duration>
    <meta:editing-cycles>2</meta:editing-cycles>
    <meta:document-statistic meta:table-count="0" meta:image-count="0" meta:object-count="0" meta:page-count="1" meta:paragraph-count="8" meta:word-count="16" meta:character-count="88" meta:non-whitespace-character-count="81"/>
  </office:meta>
</office:document-meta>
</file>